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9c8c" officeooo:paragraph-rsid="000c9c8c"/>
    </style:style>
    <style:style style:name="P2" style:family="paragraph" style:parent-style-name="Standard">
      <style:text-properties officeooo:rsid="000d3019" officeooo:paragraph-rsid="000d3019"/>
    </style:style>
    <style:style style:name="P3" style:family="paragraph" style:parent-style-name="Standard">
      <style:text-properties officeooo:rsid="0010b2ed" officeooo:paragraph-rsid="0010b2ed"/>
    </style:style>
    <style:style style:name="T1" style:family="text">
      <style:text-properties officeooo:rsid="000cb88f"/>
    </style:style>
    <style:style style:name="T2" style:family="text">
      <style:text-properties officeooo:rsid="000ef650"/>
    </style:style>
    <style:style style:name="T3" style:family="text">
      <style:text-properties officeooo:rsid="0010b2ed"/>
    </style:style>
    <style:style style:name="T4" style:family="text">
      <style:text-properties officeooo:rsid="00110b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Overview:</text:p>
      <text:p text:style-name="P1"/>
      <text:p text:style-name="P1"/>
      <text:p text:style-name="P1">Problem description: </text:p>
      <text:p text:style-name="P1"/>
      <text:p text:style-name="P1">Finding a prime in <text:span text:style-name="T1">Z</text:span> is NP Hard. <text:s/>Factoring an <text:span text:style-name="T1">element in this set</text:span> is NP Hard. <text:s/>To find a large prime, most systems use a technique to test whether a number is prime that runs in polynomial time, but can only answer 'prime' with a certain (often very high) probability. <text:s/>A very simple technique in testing primality with probability 1 involves keeping a list of all primes smaller than the number being tested, but this technique cannot work for finding very large primes (because you may have not yet calculated all primes smaller than it) and it cannot <text:span text:style-name="T2">(</text:span>easily<text:span text:style-name="T2">)</text:span> be parallelized. <text:s/></text:p>
      <text:p text:style-name="P1"/>
      <text:p text:style-name="P2">Another challenge is the size (in bits) or target primes. <text:s/>Modern cryptographic implementations rely on prime inputs being suitably large to provide security against attacks using modern processors. <text:s/><text:span text:style-name="T3">To stay within</text:span> the scope of this project, I wanted to implement this system in a language that handles numbers greater than 64 bits without any additional data manipulation or coding. <text:s/>Because of this, I chose Python 3. <text:s/></text:p>
      <text:p text:style-name="P2"/>
      <text:p text:style-name="P3">A note on performance: using pypy or compiling into another intermediate language can make the performance of <text:span text:style-name="T4">this </text:span>program competitive with <text:span text:style-name="T4">similar programs written in in</text:span> native languages (C) or managed languages <text:span text:style-name="T4">implementing</text:span> just-in-time compilation (Java,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09:25:24.656264416</meta:creation-date>
    <dc:date>2016-11-29T09:44:17.322716804</dc:date>
    <meta:editing-duration>PT10M52S</meta:editing-duration>
    <meta:editing-cycles>6</meta:editing-cycles>
    <meta:generator>LibreOffice/4.2.8.2$Linux_X86_64 LibreOffice_project/420m0$Build-2</meta:generator>
    <meta:document-statistic meta:table-count="0" meta:image-count="0" meta:object-count="0" meta:page-count="1" meta:paragraph-count="5" meta:word-count="208" meta:character-count="1295" meta:non-whitespace-character-count="1081"/>
  </office:meta>
</office:document-meta>
</file>